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24-12-2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7.70316" calcext:value-type="float">
            <text:p>337.7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24-09-17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7.2612" calcext:value-type="float">
            <text:p>337.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24-09-17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7.343496" calcext:value-type="float">
            <text:p>337.3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24-06-28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980784" calcext:value-type="float">
            <text:p>336.9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23-12-23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477864" calcext:value-type="float">
            <text:p>336.4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23-09-2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157824" calcext:value-type="float">
            <text:p>336.1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23-06-2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5.24952" calcext:value-type="float">
            <text:p>335.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23-03-2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5.47812" calcext:value-type="float">
            <text:p>335.4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22-12-29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4.62468" calcext:value-type="float">
            <text:p>334.6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22-09-27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4.393032" calcext:value-type="float">
            <text:p>334.3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22-06-3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3.944976" calcext:value-type="float">
            <text:p>333.9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22-03-1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4.133952" calcext:value-type="float">
            <text:p>334.1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21-1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2.93304" calcext:value-type="float">
            <text:p>332.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21-09-14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2.41488" calcext:value-type="float">
            <text:p>332.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21-06-30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2.116176" calcext:value-type="float">
            <text:p>332.1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21-03-23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1.366368" calcext:value-type="float">
            <text:p>331.3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20-12-28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1.015848" calcext:value-type="float">
            <text:p>331.0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20-09-22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0.808584" calcext:value-type="float">
            <text:p>330.8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20-06-26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0.06792" calcext:value-type="float">
            <text:p>330.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20-03-31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9.74788" calcext:value-type="float">
            <text:p>329.7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19-12-30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9.13828" calcext:value-type="float">
            <text:p>329.1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19-09-2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8.534776" calcext:value-type="float">
            <text:p>328.5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19-06-27 2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7.998328" calcext:value-type="float">
            <text:p>327.9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19-03-19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7.501504" calcext:value-type="float">
            <text:p>327.5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18-12-25 0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7.041256" calcext:value-type="float">
            <text:p>327.0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18-09-25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657208" calcext:value-type="float">
            <text:p>326.6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18-07-03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9048" calcext:value-type="float">
            <text:p>326.1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18-03-06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92872" calcext:value-type="float">
            <text:p>325.4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17-12-27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93" calcext:value-type="float">
            <text:p>324.9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17-09-26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392544" calcext:value-type="float">
            <text:p>324.3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17-06-29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3.688456" calcext:value-type="float">
            <text:p>323.6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17-03-20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3.630544" calcext:value-type="float">
            <text:p>323.6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16-12-29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2.533264" calcext:value-type="float">
            <text:p>322.5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16-09-21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2.338192" calcext:value-type="float">
            <text:p>322.3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16-03-30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0.670936" calcext:value-type="float">
            <text:p>320.6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15-12-31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9.268856" calcext:value-type="float">
            <text:p>319.2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15-09-17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8.497712" calcext:value-type="float">
            <text:p>318.4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15-06-29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784736" calcext:value-type="float">
            <text:p>316.7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15-03-24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282072" calcext:value-type="float">
            <text:p>315.2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14-09-24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770264" calcext:value-type="float">
            <text:p>313.7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14-06-30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58764" calcext:value-type="float">
            <text:p>312.5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14-03-25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027064" calcext:value-type="float">
            <text:p>311.0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13-12-22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9.186072" calcext:value-type="float">
            <text:p>309.1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13-09-27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8.405784" calcext:value-type="float">
            <text:p>308.4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13-06-2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6.436776" calcext:value-type="float">
            <text:p>306.4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12-09-2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23968" calcext:value-type="float">
            <text:p>302.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12-06-29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456856" calcext:value-type="float">
            <text:p>299.4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12-03-27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8.5516" calcext:value-type="float">
            <text:p>298.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11-12-28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652696" calcext:value-type="float">
            <text:p>296.6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11-09-26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698928" calcext:value-type="float">
            <text:p>294.6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11-06-3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680896" calcext:value-type="float">
            <text:p>293.6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11-03-28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513768" calcext:value-type="float">
            <text:p>291.5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10-12-2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20008" calcext:value-type="float">
            <text:p>290.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10-09-29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53448" calcext:value-type="float">
            <text:p>288.9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10-06-22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630616" calcext:value-type="float">
            <text:p>287.6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10-03-24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6.49676" calcext:value-type="float">
            <text:p>286.4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9-12-14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097728" calcext:value-type="float">
            <text:p>285.0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9-09-2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988256" calcext:value-type="float">
            <text:p>283.9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9-06-26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592272" calcext:value-type="float">
            <text:p>282.5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9-03-23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272488" calcext:value-type="float">
            <text:p>281.2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8-12-30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15692" calcext:value-type="float">
            <text:p>280.1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8-09-24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071832" calcext:value-type="float">
            <text:p>279.0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8-06-30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666704" calcext:value-type="float">
            <text:p>277.6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8-04-03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532848" calcext:value-type="float">
            <text:p>276.5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7-12-21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274024" calcext:value-type="float">
            <text:p>275.2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7-09-24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301456" calcext:value-type="float">
            <text:p>275.3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7-06-26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130768" calcext:value-type="float">
            <text:p>275.1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7-03-26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801584" calcext:value-type="float">
            <text:p>274.8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6-12-26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341336" calcext:value-type="float">
            <text:p>274.3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6-08-24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408392" calcext:value-type="float">
            <text:p>274.4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6-06-29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362672" calcext:value-type="float">
            <text:p>274.3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6-01-23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286472" calcext:value-type="float">
            <text:p>274.2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5-12-27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405344" calcext:value-type="float">
            <text:p>274.4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5-11-30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374864" calcext:value-type="float">
            <text:p>274.3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5-10-24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41144" calcext:value-type="float">
            <text:p>274.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5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371816" calcext:value-type="float">
            <text:p>274.3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5-08-2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338288" calcext:value-type="float">
            <text:p>274.3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5-07-27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332192" calcext:value-type="float">
            <text:p>274.3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5-06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307808" calcext:value-type="float">
            <text:p>274.3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5-05-24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295616" calcext:value-type="float">
            <text:p>274.2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5-04-2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307808" calcext:value-type="float">
            <text:p>274.3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5-03-30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28952" calcext:value-type="float">
            <text:p>274.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5-02-23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246848" calcext:value-type="float">
            <text:p>274.2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5-01-2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12736" calcext:value-type="float">
            <text:p>274.1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4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316952" calcext:value-type="float">
            <text:p>274.3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4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310856" calcext:value-type="float">
            <text:p>274.3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240752" calcext:value-type="float">
            <text:p>274.2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249896" calcext:value-type="float">
            <text:p>274.2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4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22856" calcext:value-type="float">
            <text:p>274.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225512" calcext:value-type="float">
            <text:p>274.2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88936" calcext:value-type="float">
            <text:p>274.1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204176" calcext:value-type="float">
            <text:p>274.2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64552" calcext:value-type="float">
            <text:p>274.1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73696" calcext:value-type="float">
            <text:p>274.1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40168" calcext:value-type="float">
            <text:p>274.1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4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61504" calcext:value-type="float">
            <text:p>274.1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43216" calcext:value-type="float">
            <text:p>274.1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12736" calcext:value-type="float">
            <text:p>274.1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40168" calcext:value-type="float">
            <text:p>274.1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00544" calcext:value-type="float">
            <text:p>274.1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067016" calcext:value-type="float">
            <text:p>274.0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03592" calcext:value-type="float">
            <text:p>274.1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057872" calcext:value-type="float">
            <text:p>274.0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3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048728" calcext:value-type="float">
            <text:p>274.0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067016" calcext:value-type="float">
            <text:p>274.0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051776" calcext:value-type="float">
            <text:p>274.0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039584" calcext:value-type="float">
            <text:p>274.0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067016" calcext:value-type="float">
            <text:p>274.0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04568" calcext:value-type="float">
            <text:p>274.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2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039584" calcext:value-type="float">
            <text:p>274.0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024344" calcext:value-type="float">
            <text:p>274.0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2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951192" calcext:value-type="float">
            <text:p>273.9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96948" calcext:value-type="float">
            <text:p>273.9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859109424001</text:p>
          </table:table-cell>
          <table:table-cell office:value-type="string" calcext:value-type="string">
            <text:p>D-05-26 19ADC [GI-T18]</text:p>
          </table:table-cell>
          <table:table-cell office:value-type="string" calcext:value-type="string">
            <text:p>2002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945096" calcext:value-type="float">
            <text:p>273.9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6" meta:object-count="0"/>
    <meta:user-defined meta:name="AppVersion">3.0</meta:user-defined>
  </office:meta>
</office:document-meta>
</file>